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5cm" svg:height="1.723cm" svg:x="7.973cm" svg:y="5.1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0.752cm" svg:y="3.43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0.752cm" svg:y="6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8.052cm" svg:y="2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8.052cm" svg:y="7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3.552cm" svg:y="7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3.752cm" svg:y="4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6cm" svg:height="7.617cm" svg:x="4.592cm" svg:y="2.4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966cm" svg:height="1.119cm" svg:x="1.49cm" svg:y="5.646cm">
          <draw:text-box>
            <text:p text:style-name="P3"><text:span text:style-name="T1">k c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2:01:48.082164753</meta:creation-date>
    <dc:date>2016-05-19T22:05:02.300733576</dc:date>
    <dc:creator>elucterio </dc:creator>
    <meta:editing-duration>P0D</meta:editing-duration>
    <meta:editing-cycles>1</meta:editing-cycles>
    <meta:document-statistic meta:object-count="9"/>
    <meta:generator>LibreOffice/4.2.8.2$Linux_X86_64 LibreOffice_project/420m0$Build-2</meta:generator>
  </office:meta>
</office:document-meta>
</file>